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Matches.calculateMatches( String name , PropertyDescriptor [ ] descriptors , int maxDi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Matches.forField( String propertyName , Class &lt; ? &gt; beanClass , int max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Matches.buildErr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Matches.forField( String propertyName ,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Matches.BeanPropertyMatches( String propertyName , Class &lt; ? &gt; beanClass , int max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PropertyMatches.buildErr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Matches.calculateStringDistance( String s1 , String s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ertyMatches.forProperty( String propertyName , Class &lt; ? &gt; beanClass , int max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.getPossib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.forProperty( String propertyName ,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PropertyMatches.FieldPropertyMatches( String propertyName , Class &lt; ? &gt; beanClass , int max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.PropertyMatches( String propertyName , String [ ] possibl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PropertyMatches.calculateMatches( final String name , Class &lt; ? &gt; clazz , final int maxDi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Matches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atches.appendHintMessage( StringBuilder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